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84cm"/>
    </style:style>
    <style:style style:name="co3" style:family="table-column">
      <style:table-column-properties fo:break-before="auto" style:column-width="11.275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9.172cm"/>
    </style:style>
    <style:style style:name="co6" style:family="table-column">
      <style:table-column-properties fo:break-before="auto" style:column-width="5.468cm"/>
    </style:style>
    <style:style style:name="co7" style:family="table-column">
      <style:table-column-properties fo:break-before="auto" style:column-width="1.709cm"/>
    </style:style>
    <style:style style:name="co8" style:family="table-column">
      <style:table-column-properties fo:break-before="auto" style:column-width="11.523cm"/>
    </style:style>
    <style:style style:name="ro1" style:family="table-row">
      <style:table-row-properties style:row-height="1.129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ro3" style:family="table-row">
      <style:table-row-properties style:row-height="0.66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1.341cm" fo:break-before="auto" style:use-optimal-row-height="true"/>
    </style:style>
    <style:style style:name="ro6" style:family="table-row">
      <style:table-row-properties style:row-height="1.729cm" fo:break-before="auto" style:use-optimal-row-height="true"/>
    </style:style>
    <style:style style:name="ro7" style:family="table-row">
      <style:table-row-properties style:row-height="2.117cm" fo:break-before="auto" style:use-optimal-row-height="true"/>
    </style:style>
    <style:style style:name="ro8" style:family="table-row">
      <style:table-row-properties style:row-height="2.505cm" fo:break-before="auto" style:use-optimal-row-height="true"/>
    </style:style>
    <style:style style:name="ro9" style:family="table-row">
      <style:table-row-properties style:row-height="5.239cm" fo:break-before="auto" style:use-optimal-row-height="true"/>
    </style:style>
    <style:style style:name="ro10" style:family="table-row">
      <style:table-row-properties style:row-height="4.463cm" fo:break-before="auto" style:use-optimal-row-height="true"/>
    </style:style>
    <style:style style:name="ro11" style:family="table-row">
      <style:table-row-properties style:row-height="2.893cm" fo:break-before="auto" style:use-optimal-row-height="true"/>
    </style:style>
    <style:style style:name="ro12" style:family="table-row">
      <style:table-row-properties style:row-height="4.075cm" fo:break-before="auto" style:use-optimal-row-height="true"/>
    </style:style>
    <style:style style:name="ro13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padding="0.101cm"/>
    </style:style>
    <style:style style:name="ce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266077"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fo:border="0.06pt solid #000000" fo:padding="0.101cm"/>
    </style:style>
    <style:style style:name="ce10" style:family="table-cell" style:parent-style-name="Default">
      <style:table-cell-properties fo:wrap-option="wrap" fo:border="0.06pt solid #000000" fo:padding="0.101cm"/>
      <style:text-properties fo:color="#000000" style:font-name="Liberation Sans1" style:font-name-asian="Liberation Sans1" style:font-name-complex="Liberation Sans1"/>
    </style:style>
    <style:style style:name="ce11" style:family="table-cell" style:parent-style-name="Default">
      <style:table-cell-properties fo:wrap-option="wrap" fo:padding="0.101cm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 fo:padding="0.101cm" style:vertical-align="to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padding="0.101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wrap-option="wrap" fo:padding="0.101cm" style:vertical-align="top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wrap-option="wrap" fo:padding="0.101cm" style:vertical-align="top"/>
      <style:text-properties style:font-name="Liberation Sans"/>
    </style:style>
    <style:style style:name="ce21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 fo:margin-left="0cm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b5321a" style:text-align-source="fix" style:repeat-content="false" fo:wrap-option="wrap" fo:padding="0.101cm" style:vertical-align="middle"/>
      <style:paragraph-properties fo:text-align="center" fo:margin-left="0cm"/>
      <style:text-properties fo:color="#ffffff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wrap" fo:padding="0.101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wrap-option="wrap" fo:border="0.06pt solid #000000" fo:padding="0.101cm" style:vertical-align="top"/>
    </style:style>
    <style:style style:name="ce26" style:family="table-cell" style:parent-style-name="Default">
      <style:table-cell-properties fo:wrap-option="wrap" fo:padding="0.101cm" style:vertical-align="top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  <style:map style:condition="cell-content()=&quot;C&quot;" style:apply-style-name="cf1" style:base-cell-address="P01.F4"/>
      <style:map style:condition="cell-content()=&quot;NC&quot;" style:apply-style-name="cf5" style:base-cell-address="P01.F4"/>
      <style:map style:condition="cell-content()=&quot;NA&quot;" style:apply-style-name="cf4" style:base-cell-address="P01.F4"/>
      <style:map style:condition="cell-content()=&quot;NT&quot;" style:apply-style-name="cf6" style:base-cell-address="P01.F4"/>
    </style:style>
    <style:style style:name="ce28" style:family="table-cell" style:parent-style-name="cf4">
      <style:text-properties fo:font-weight="bold" style:font-weight-asian="bold" style:font-weight-complex="bold"/>
      <style:map style:condition="cell-content()=&quot;C&quot;" style:apply-style-name="cf1" style:base-cell-address="P01.F4"/>
      <style:map style:condition="cell-content()=&quot;NC&quot;" style:apply-style-name="cf5" style:base-cell-address="P01.F4"/>
      <style:map style:condition="cell-content()=&quot;NA&quot;" style:apply-style-name="cf4" style:base-cell-address="P01.F4"/>
      <style:map style:condition="cell-content()=&quot;NT&quot;" style:apply-style-name="cf6" style:base-cell-address="P01.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spreadsheet>
      <table:content-validations>
        <table:content-validation table:name="val1" table:condition="of:cell-content-is-in-list(&quot;C&quot;;&quot;NC&quot;;&quot;NA&quot;;&quot;NT&quot;)" table:allow-empty-cell="false" table:display-list="unsorted" table:base-cell-address="'Mode d''emploi'.A1">
          <table:error-message table:message-type="stop" table:display="true"/>
        </table:content-validation>
      </table:content-validations>
      <table:table table:name="Mode d'emploi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5" table:number-rows-spanned="1">
            <text:p>Mode d’emploi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Échantill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3">
          <table:table-cell table:style-name="ce1" office:value-type="string" calcext:value-type="string" table:number-columns-spanned="3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3">
          <table:table-cell table:style-name="ce1" office:value-type="string" calcext:value-type="string" table:number-columns-spanned="3" table:number-rows-spanned="1">
            <text:p>Échantillon évalué</text:p>
          </table:table-cell>
          <table:covered-table-cell table:style-name="ce3"/>
          <table:covered-table-cell table:style-name="ce4"/>
          <table:table-cell table:style-name="ce3"/>
          <table:table-cell table:style-name="ce5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Date : JJ/MM/AAAA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Personne réalisant l’audit 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Contexte de l’audit 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6" office:value-type="string" calcext:value-type="string" table:number-columns-spanned="5" table:number-rows-spanned="1">
            <text:p>Site audité 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7" office:value-type="string" calcext:value-type="string">
            <text:p>Numéro de page</text:p>
          </table:table-cell>
          <table:table-cell table:style-name="ce7" office:value-type="string" calcext:value-type="string">
            <text:p>Titre de la page</text:p>
          </table:table-cell>
          <table:table-cell table:style-name="ce7" office:value-type="string" calcext:value-type="string">
            <text:p>URL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01</text:p>
          </table:table-cell>
          <table:table-cell table:style-name="ce9" office:value-type="string" calcext:value-type="string">
            <text:p>Accueil</text:p>
          </table:table-cell>
          <table:table-cell table:style-name="ce10" office:value-type="string" calcext:value-type="string">
            <text:p>http://www.site.fr/accueil.html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02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3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4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5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6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7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8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09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0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1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2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3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4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P15</text:p>
          </table:table-cell>
          <table:table-cell table:style-name="ce9" table:number-columns-repeated="2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s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3">
          <table:table-cell table:style-name="ce1" office:value-type="string" calcext:value-type="string" table:number-columns-spanned="5" table:number-rows-spanned="1">
            <text:p>Calculs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itères" table:style-name="ta1">
        <table:table-column table:style-name="co4" table:default-cell-style-name="ce11"/>
        <table:table-column table:style-name="co1" table:default-cell-style-name="ce13"/>
        <table:table-column table:style-name="co5" table:default-cell-style-name="ce11"/>
        <table:table-column table:style-name="co1" table:default-cell-style-name="ce13"/>
        <table:table-column table:style-name="co6" table:default-cell-style-name="ce20"/>
        <table:table-column table:style-name="co1" table:number-columns-repeated="1019" table:default-cell-style-name="ce11"/>
        <table:table-row table:style-name="ro3">
          <table:table-cell table:style-name="ce1" office:value-type="string" calcext:value-type="string" table:number-columns-spanned="5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3">
          <table:table-cell table:style-name="ce1" office:value-type="string" calcext:value-type="string" table:number-columns-spanned="5" table:number-rows-spanned="1">
            <text:p>Critères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table-cell table:number-columns-repeated="1019"/>
        </table:table-row>
        <table:table-row table:style-name="ro5">
          <table:table-cell table:style-name="ce7" office:value-type="string" calcext:value-type="string">
            <text:p>Thématique</text:p>
          </table:table-cell>
          <table:table-cell table:style-name="ce7" office:value-type="string" calcext:value-type="string">
            <text:p>Numéro de règle</text:p>
          </table:table-cell>
          <table:table-cell table:style-name="ce7" office:value-type="string" calcext:value-type="string">
            <text:p>Règle</text:p>
          </table:table-cell>
          <table:table-cell table:style-name="ce7" office:value-type="string" calcext:value-type="string">
            <text:p>Critères RGAA ciblés</text:p>
          </table:table-cell>
          <table:table-cell table:style-name="ce7" office:value-type="string" calcext:value-type="string">
            <text:p>Comment tester (outils)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 table:number-columns-spanned="1" table:number-rows-spanned="4">
            <text:p>Images</text:p>
          </table:table-cell>
          <table:table-cell table:style-name="ce12" office:value-type="string" calcext:value-type="string">
            <text:p>F01</text:p>
          </table:table-cell>
          <table:table-cell table:style-name="ce14" office:value-type="string" calcext:value-type="string">
            <text:p><text:span text:style-name="T1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-2" xlink:type="simple">1.2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number-columns-repeated="1019"/>
        </table:table-row>
        <table:table-row table:style-name="ro5">
          <table:covered-table-cell table:style-name="ce7"/>
          <table:table-cell table:style-name="ce12" office:value-type="string" calcext:value-type="string">
            <text:p>F02</text:p>
          </table:table-cell>
          <table:table-cell table:style-name="ce14" office:value-type="string" calcext:value-type="string">
            <text:p><text:span text:style-name="T1">Chaque image porteuse d’information a-t-elle une alternative textuelle ? Et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-1" xlink:type="simple">1.1</text:a></text:span>, <text:span text:style-name="T5"><text:a xlink:href="https://www.numerique.gouv.fr/publications/rgaa-accessibilite/methode-rgaa/criteres/#crit-1-3" xlink:type="simple">1.3</text:a></text:span></text:p>
          </table:table-cell>
          <table:table-cell table:style-name="ce14" office:value-type="string" calcext:value-type="string">
            <text:p>– Web Developer Toolbar : « Display alt attributes »</text:p>
            <text:p>– Assistant RGAA</text:p>
          </table:table-cell>
          <table:table-cell table:number-columns-repeated="1019"/>
        </table:table-row>
        <table:table-row table:style-name="ro5">
          <table:covered-table-cell table:style-name="ce7"/>
          <table:table-cell table:style-name="ce12" office:value-type="string" calcext:value-type="string">
            <text:p>F03</text:p>
          </table:table-cell>
          <table:table-cell table:style-name="ce14" office:value-type="string" calcext:value-type="string">
            <text:p><text:span text:style-name="T1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-4" xlink:type="simple">1.4</text:a></text:span>, <text:span text:style-name="T5"><text:a xlink:href="https://www.numerique.gouv.fr/publications/rgaa-accessibilite/methode-rgaa/criteres/#crit-1-5" xlink:type="simple">1.5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04</text:p>
          </table:table-cell>
          <table:table-cell table:style-name="ce14" office:value-type="string" calcext:value-type="string">
            <text:p><text:span text:style-name="T1">Chaque image porteuse d’information a-t-elle, si nécessaire, une description détaillée ?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-6" xlink:type="simple">1.6</text:a></text:span>, <text:span text:style-name="T5"><text:a xlink:href="https://www.numerique.gouv.fr/publications/rgaa-accessibilite/methode-rgaa/criteres/#crit-1-7" xlink:type="simple">1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Cadres</text:p>
          </table:table-cell>
          <table:table-cell table:style-name="ce12" office:value-type="string" calcext:value-type="string">
            <text:p>F05</text:p>
          </table:table-cell>
          <table:table-cell table:style-name="ce14" office:value-type="string" calcext:value-type="string">
            <text:p><text:span text:style-name="T1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2-1" xlink:type="simple">2.1</text:a></text:span>, <text:span text:style-name="T5"><text:a xlink:href="https://www.numerique.gouv.fr/publications/rgaa-accessibilite/methode-rgaa/criteres/#crit-2-2" xlink:type="simple">2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 table:number-columns-spanned="1" table:number-rows-spanned="2">
            <text:p>Couleurs</text:p>
          </table:table-cell>
          <table:table-cell table:style-name="ce12" office:value-type="string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3-1" xlink:type="simple">3.1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5">
          <table:covered-table-cell table:style-name="ce7"/>
          <table:table-cell table:style-name="ce12" office:value-type="string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3-2" xlink:type="simple">3.2</text:a></text:span></text:p>
          </table:table-cell>
          <table:table-cell table:style-name="ce14" office:value-type="string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 table:number-columns-spanned="1" table:number-rows-spanned="4">
            <text:p>Multimédia</text:p>
          </table:table-cell>
          <table:table-cell table:style-name="ce12" office:value-type="string" calcext:value-type="string">
            <text:p>F08</text:p>
          </table:table-cell>
          <table:table-cell table:style-name="ce14" office:value-type="string" calcext:value-type="string">
            <text:p><text:span text:style-name="T1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1" xlink:type="simple">4.1</text:a></text:span>, <text:span text:style-name="T5"><text:a xlink:href="https://www.numerique.gouv.fr/publications/rgaa-accessibilite/methode-rgaa/criteres/#crit-4-2" xlink:type="simple">4.2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09</text:p>
          </table:table-cell>
          <table:table-cell table:style-name="ce14" office:value-type="string" calcext:value-type="string">
            <text:p><text:span text:style-name="T1">Chaque média temporel synchronisé pré-enregistré a-t-il, si nécessaire, des sous-titres synchronisés (hors cas particuliers) ? Sont-ils pertinents ?</text:span></text:p>
            <text:p><text:span text:style-name="T2">(Vidéo, podcast…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3" xlink:type="simple">4.3</text:a></text:span>, <text:span text:style-name="T5"><text:a xlink:href="https://www.numerique.gouv.fr/publications/rgaa-accessibilite/methode-rgaa/criteres/#crit-4-4" xlink:type="simple">4.4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8">
          <table:covered-table-cell table:style-name="ce7"/>
          <table:table-cell table:style-name="ce12" office:value-type="string" calcext:value-type="string">
            <text:p>F10</text:p>
          </table:table-cell>
          <table:table-cell table:style-name="ce14" office:value-type="string" calcext:value-type="string">
            <text:p><text:span text:style-name="T1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8" xlink:type="simple">4.8</text:a></text:span>, <text:span text:style-name="T5"><text:a xlink:href="https://www.numerique.gouv.fr/publications/rgaa-accessibilite/methode-rgaa/criteres/#crit-4-9" xlink:type="simple">4.9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4">
          <table:covered-table-cell table:style-name="ce7"/>
          <table:table-cell table:style-name="ce12" office:value-type="string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4-10" xlink:type="simple">4.10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8">
          <table:table-cell table:style-name="ce7" office:value-type="string" calcext:value-type="string">
            <text:p>Multimédia, Scripts, Présentation, Navigation</text:p>
          </table:table-cell>
          <table:table-cell table:style-name="ce12" office:value-type="string" calcext:value-type="string">
            <text:p>F12</text:p>
          </table:table-cell>
          <table:table-cell table:style-name="ce14" office:value-type="string" calcext:value-type="string">
            <text:p><text:span text:style-name="T1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11" xlink:type="simple">4.11</text:a></text:span>, <text:span text:style-name="T5"><text:a xlink:href="https://www.numerique.gouv.fr/publications/rgaa-accessibilite/methode-rgaa/criteres/#crit-4-12" xlink:type="simple">4.12</text:a></text:span>, <text:span text:style-name="T5"><text:a xlink:href="https://www.numerique.gouv.fr/publications/rgaa-accessibilite/methode-rgaa/criteres/#crit-7-3" xlink:type="simple">7.3</text:a></text:span>, <text:span text:style-name="T5"><text:a xlink:href="https://www.numerique.gouv.fr/publications/rgaa-accessibilite/methode-rgaa/criteres/#crit-10-7" xlink:type="simple">10.7</text:a></text:span>, <text:span text:style-name="T5"><text:a xlink:href="https://www.numerique.gouv.fr/publications/rgaa-accessibilite/methode-rgaa/criteres/#crit-10-14" xlink:type="simple">10.14</text:a></text:span>, <text:span text:style-name="T5"><text:a xlink:href="https://www.numerique.gouv.fr/publications/rgaa-accessibilite/methode-rgaa/criteres/#crit-12-8" xlink:type="simple">12.8</text:a></text:span>, <text:span text:style-name="T5"><text:a xlink:href="https://www.numerique.gouv.fr/publications/rgaa-accessibilite/methode-rgaa/criteres/#crit-12-9" xlink:type="simple">12.9</text:a></text:span>, <text:span text:style-name="T5"><text:a xlink:href="https://www.numerique.gouv.fr/publications/rgaa-accessibilite/methode-rgaa/criteres/#crit-12-11" xlink:type="simple">12.11</text:a></text:span></text:p>
          </table:table-cell>
          <table:table-cell table:style-name="ce14" office:value-type="string" calcext:value-type="string">
            <text:p>Touche tabulation du clavier sur Firefox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 table:number-columns-spanned="1" table:number-rows-spanned="2">
            <text:p>Tableaux</text:p>
          </table:table-cell>
          <table:table-cell table:style-name="ce12" office:value-type="string" calcext:value-type="string">
            <text:p>F13</text:p>
          </table:table-cell>
          <table:table-cell table:style-name="ce14" office:value-type="string" calcext:value-type="string">
            <text:p><text:span text:style-name="T1">Pour chaque tableau de données, chaque en-tête de colonnes et chaque en-tête de lignes sont-ils correctement déclarés ?</text:span></text:p>
            <text:p><text:span text:style-name="T3">(généralement usage de &lt;th&gt;)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5-6" xlink:type="simple">5.6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14</text:p>
          </table:table-cell>
          <table:table-cell table:style-name="ce14" office:value-type="string" calcext:value-type="string">
            <text:p><text:span text:style-name="T1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5-7" xlink:type="simple">5.7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 table:number-columns-spanned="1" table:number-rows-spanned="2">
            <text:p>Liens</text:p>
          </table:table-cell>
          <table:table-cell table:style-name="ce12" office:value-type="string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6-1" xlink:type="simple">6.1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5">
          <table:covered-table-cell table:style-name="ce7"/>
          <table:table-cell table:style-name="ce12" office:value-type="string" calcext:value-type="string">
            <text:p>F16</text:p>
          </table:table-cell>
          <table:table-cell table:style-name="ce14" office:value-type="string" calcext:value-type="string">
            <text:p><text:span text:style-name="T1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6-2" xlink:type="simple">6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9">
          <table:table-cell table:style-name="ce7" office:value-type="string" calcext:value-type="string" table:number-columns-spanned="1" table:number-rows-spanned="3">
            <text:p>Éléments obligatoires</text:p>
          </table:table-cell>
          <table:table-cell table:style-name="ce12" office:value-type="string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3">– Les balises, attributs et valeurs d’attributs respectent les règles d’écriture ;</text:span></text:p>
            <text:p><text:span text:style-name="T3">– L’imbrication des balises est conforme ;</text:span></text:p>
            <text:p><text:span text:style-name="T3">– L’ouverture et la fermeture des balises sont conformes ;</text:span></text:p>
            <text:p><text:span text:style-name="T3">– Les valeurs d’attribut id sont uniques dans la page ;</text:span></text:p>
            <text:p><text:span text:style-name="T3">– Les attributs ne sont pas doublés sur un même élément.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8-1" xlink:type="simple">8.1</text:a></text:span>, <text:span text:style-name="T5"><text:a xlink:href="https://www.numerique.gouv.fr/publications/rgaa-accessibilite/methode-rgaa/criteres/#crit-8-2" xlink:type="simple">8.2</text:a></text:span></text:p>
          </table:table-cell>
          <table:table-cell table:style-name="ce14" office:value-type="string" calcext:value-type="string">
            <text:p>Validateur HTML</text:p>
          </table:table-cell>
          <table:table-cell table:number-columns-repeated="1019"/>
        </table:table-row>
        <table:table-row table:style-name="ro5">
          <table:covered-table-cell table:style-name="ce7"/>
          <table:table-cell table:style-name="ce12" office:value-type="string" calcext:value-type="string">
            <text:p>F18</text:p>
          </table:table-cell>
          <table:table-cell table:style-name="ce14" office:value-type="string" calcext:value-type="string">
            <text:p><text:span text:style-name="T1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8-3" xlink:type="simple">8.3</text:a></text:span>, <text:span text:style-name="T5"><text:a xlink:href="https://www.numerique.gouv.fr/publications/rgaa-accessibilite/methode-rgaa/criteres/#crit-8-4" xlink:type="simple">8.4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4">
          <table:covered-table-cell table:style-name="ce7"/>
          <table:table-cell table:style-name="ce12" office:value-type="string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8-5" xlink:type="simple">8.5</text:a></text:span>, <text:span text:style-name="T5"><text:a xlink:href="https://www.numerique.gouv.fr/publications/rgaa-accessibilite/methode-rgaa/criteres/#crit-8-6" xlink:type="simple">8.6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 table:number-columns-spanned="1" table:number-rows-spanned="2">
            <text:p>Structuration</text:p>
          </table:table-cell>
          <table:table-cell table:style-name="ce12" office:value-type="string" calcext:value-type="string">
            <text:p>F20</text:p>
          </table:table-cell>
          <table:table-cell table:style-name="ce14" office:value-type="string" calcext:value-type="string">
            <text:p><text:span text:style-name="T1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9-1" xlink:type="simple">9.1</text:a></text:span></text:p>
          </table:table-cell>
          <table:table-cell table:style-name="ce14" office:value-type="string" calcext:value-type="string">
            <text:p>HeadingsMap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3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9-2" xlink:type="simple">9.2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 table:number-columns-spanned="1" table:number-rows-spanned="4">
            <text:p>Présentation</text:p>
          </table:table-cell>
          <table:table-cell table:style-name="ce12" office:value-type="string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0-8" xlink:type="simple">10.8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0-9" xlink:type="simple">10.9</text:a></text:span>, <text:span text:style-name="T5"><text:a xlink:href="https://www.numerique.gouv.fr/publications/rgaa-accessibilite/methode-rgaa/criteres/#crit-10-10" xlink:type="simple">10.10</text:a></text:span></text:p>
          </table:table-cell>
          <table:table-cell table:style-name="ce14" office:value-type="string" calcext:value-type="string">
            <text:p>Vérification manuelle + lecture du contenu</text:p>
          </table:table-cell>
          <table:table-cell table:number-columns-repeated="1019"/>
        </table:table-row>
        <table:table-row table:style-name="ro7">
          <table:covered-table-cell table:style-name="ce7"/>
          <table:table-cell table:style-name="ce12" office:value-type="string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0-11" xlink:type="simple">10.11</text:a></text:span></text:p>
          </table:table-cell>
          <table:table-cell table:style-name="ce14" office:value-type="string" calcext:value-type="string">
            <text:p>Vue adaptative du navigateur - Comparaison entre 2 onglets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0-12" xlink:type="simple">10.12</text:a></text:span></text:p>
          </table:table-cell>
          <table:table-cell table:style-name="ce14" office:value-type="string" calcext:value-type="string">
            <text:p>Stylus (avec feuille de style pour tester l'espacement des caractères)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 table:number-columns-spanned="1" table:number-rows-spanned="5">
            <text:p>Formulaires</text:p>
          </table:table-cell>
          <table:table-cell table:style-name="ce12" office:value-type="string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3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1-1" xlink:type="simple">11.1</text:a></text:span>, <text:span text:style-name="T5"><text:a xlink:href="https://www.numerique.gouv.fr/publications/rgaa-accessibilite/methode-rgaa/criteres/#crit-11-2" xlink:type="simple">11.2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5">
          <table:covered-table-cell table:style-name="ce7"/>
          <table:table-cell table:style-name="ce12" office:value-type="string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1-4" xlink:type="simple">11.4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6">
          <table:covered-table-cell table:style-name="ce7"/>
          <table:table-cell table:style-name="ce12" office:value-type="string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1-5" xlink:type="simple">11.5</text:a></text:span>, <text:span text:style-name="T5"><text:a xlink:href="https://www.numerique.gouv.fr/publications/rgaa-accessibilite/methode-rgaa/criteres/#crit-11-6" xlink:type="simple">11.6</text:a></text:span>, <text:span text:style-name="T5"><text:a xlink:href="https://www.numerique.gouv.fr/publications/rgaa-accessibilite/methode-rgaa/criteres/#crit-11-7" xlink:type="simple">11.7</text:a></text:span></text:p>
          </table:table-cell>
          <table:table-cell table:style-name="ce14" office:value-type="string" calcext:value-type="string">
            <text:p>Assistant RGAA</text:p>
          </table:table-cell>
          <table:table-cell table:number-columns-repeated="1019"/>
        </table:table-row>
        <table:table-row table:style-name="ro4">
          <table:covered-table-cell table:style-name="ce7"/>
          <table:table-cell table:style-name="ce12" office:value-type="string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1-9" xlink:type="simple">11.9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0">
          <table:covered-table-cell table:style-name="ce7"/>
          <table:table-cell table:style-name="ce12" office:value-type="string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3">– Champs obligatoires indiqués</text:span></text:p>
            <text:p><text:span text:style-name="T3">– Messages d’erreur pour l’absence de saisie d’un champ obligatoire</text:span></text:p>
            <text:p><text:span text:style-name="T3">– Instructions et indications du type de données et/ou de format obligatoires visible et hors placeholder</text:span></text:p>
            <text:p><text:span text:style-name="T3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1-10" xlink:type="simple">11.10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Navigation</text:p>
          </table:table-cell>
          <table:table-cell table:style-name="ce12" office:value-type="string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2-7" xlink:type="simple">12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7">
          <table:table-cell table:style-name="ce7" office:value-type="string" calcext:value-type="string" table:number-columns-spanned="1" table:number-rows-spanned="3">
            <text:p>Consultation</text:p>
          </table:table-cell>
          <table:table-cell table:style-name="ce12" office:value-type="string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3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3-1" xlink:type="simple">13.1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1">
          <table:covered-table-cell table:style-name="ce7"/>
          <table:table-cell table:style-name="ce12" office:value-type="string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3">(image, multimédia, script, CSS)</text:span></text:p>
            <text:p><text:span text:style-name="T3">– La fréquence de l’effet est inférieure à 3 par seconde ;</text:span></text:p>
            <text:p><text:span text:style-name="T3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3-7" xlink:type="simple">13.7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12">
          <table:covered-table-cell table:style-name="ce7"/>
          <table:table-cell table:style-name="ce12" office:value-type="string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3">– La durée du mouvement est inférieure ou égale à 5 secondes ;</text:span></text:p>
            <text:p><text:span text:style-name="T3">– ou L’utilisateur peut arrêter et relancer le mouvement ;</text:span></text:p>
            <text:p><text:span text:style-name="T4">– ou </text:span><text:span text:style-name="T3">L’utilisateur peut afficher et masquer le contenu en mouvement ;</text:span></text:p>
            <text:p><text:span text:style-name="T4">– ou </text:span><text:span text:style-name="T3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3-8" xlink:type="simple">13.8</text:a></text:span></text:p>
          </table:table-cell>
          <table:table-cell table:style-name="ce14" office:value-type="string" calcext:value-type="string">
            <text:p>Vérification manuel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6" office:value-type="string" calcext:value-type="string">
            <text:p>Nombre de règles</text:p>
          </table:table-cell>
          <table:table-cell table:style-name="ce18" table:formula="of:=SUBTOTAL(103;[.D4:.D37])" office:value-type="float" office:value="34" calcext:value-type="float">
            <text:p>34</text:p>
          </table:table-cell>
          <table:table-cell table:style-name="ce19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01" table:style-name="ta1">
        <table:table-column table:style-name="co4" table:default-cell-style-name="ce23"/>
        <table:table-column table:style-name="co1" table:default-cell-style-name="ce23"/>
        <table:table-column table:style-name="co5" table:default-cell-style-name="ce24"/>
        <table:table-column table:style-name="co1" table:default-cell-style-name="ce23"/>
        <table:table-column table:style-name="co6" table:default-cell-style-name="ce26"/>
        <table:table-column table:style-name="co7" table:default-cell-style-name="ce2"/>
        <table:table-column table:style-name="co8" table:default-cell-style-name="ce2"/>
        <table:table-column table:style-name="co1" table:number-columns-repeated="1017" table:default-cell-style-name="ce2"/>
        <table:table-row table:style-name="ro3">
          <table:table-cell table:style-name="ce21" table:formula="of:=[Critères.A1]" office:value-type="string" office:string-value="RGAA 4.1 – Grille d’audit flash (checklist) – version 1.0" calcext:value-type="string" table:number-columns-spanned="7" table:number-rows-spanned="1">
            <text:p>RGAA 4.1 – Grille d’audit flash (checklist) – version 1.0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13">
          <table:table-cell table:style-name="ce22" table:formula="of:=CONCATENATE([Échantillon.A9];&quot; - &quot;;[Échantillon.B9];&quot; : &quot;;[Échantillon.C9])" office:value-type="string" office:string-value="P01 - Accueil : http://www.site.fr/accueil.html" calcext:value-type="string" table:number-columns-spanned="7" table:number-rows-spanned="1">
            <text:p>P01 - Accueil : http://www.site.fr/accueil.html</text:p>
          </table:table-cell>
          <table:covered-table-cell table:style-name="ce3"/>
          <table:covered-table-cell table:style-name="ce4"/>
          <table:covered-table-cell table:style-name="ce3"/>
          <table:covered-table-cell table:style-name="ce5"/>
          <table:covered-table-cell table:number-columns-repeated="2"/>
          <table:table-cell table:number-columns-repeated="1017"/>
        </table:table-row>
        <table:table-row table:style-name="ro5">
          <table:table-cell table:style-name="ce7" table:formula="of:=[Critères.A3]" office:value-type="string" office:string-value="Thématique" calcext:value-type="string">
            <text:p>Thématique</text:p>
          </table:table-cell>
          <table:table-cell table:style-name="ce7" table:formula="of:=[Critères.B3]" office:value-type="string" office:string-value="Numéro de règle" calcext:value-type="string">
            <text:p>Numéro de règle</text:p>
          </table:table-cell>
          <table:table-cell table:style-name="ce7" table:formula="of:=[Critères.C3]" office:value-type="string" office:string-value="Règle" calcext:value-type="string">
            <text:p>Règle</text:p>
          </table:table-cell>
          <table:table-cell table:style-name="ce7" table:formula="of:=[Critères.D3]" office:value-type="string" office:string-value="Critères RGAA ciblés" calcext:value-type="string">
            <text:p>Critères RGAA ciblés</text:p>
          </table:table-cell>
          <table:table-cell table:style-name="ce7" table:formula="of:=[Critères.E3]" office:value-type="string" office:string-value="Comment tester (outils)" calcext:value-type="string">
            <text:p>Comment tester (outils)</text:p>
          </table:table-cell>
          <table:table-cell table:style-name="ce7" office:value-type="string" calcext:value-type="string">
            <text:p>Statut</text:p>
          </table:table-cell>
          <table:table-cell table:style-name="ce7" office:value-type="string" calcext:value-type="string">
            <text:p>Problèmes relevés</text:p>
            <text:p>(préconisations de correction dans un fichier séparé)</text:p>
          </table:table-cell>
          <table:table-cell table:number-columns-repeated="1017"/>
        </table:table-row>
        <table:table-row table:style-name="ro5">
          <table:table-cell table:style-name="ce7" table:formula="of:=[Critères.A4]" office:value-type="string" office:string-value="Images" calcext:value-type="string" table:number-columns-spanned="1" table:number-rows-spanned="4">
            <text:p>Images</text:p>
          </table:table-cell>
          <table:table-cell table:style-name="ce8" table:formula="of:=[Critères.B4]" office:value-type="string" office:string-value="F01" calcext:value-type="string">
            <text:p>F01</text:p>
          </table:table-cell>
          <table:table-cell table:style-name="ce14" office:value-type="string" calcext:value-type="string">
            <text:p><text:span text:style-name="T1">Chaque image de décoration est-elle correctement ignorée ?</text:span></text:p>
            <text:p>(a minima &lt;img&gt; et &lt;svg&gt;)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-2" xlink:type="simple">1.2</text:a></text:span></text:p>
          </table:table-cell>
          <table:table-cell table:style-name="ce25" table:formula="of:=[Critères.E4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7"/>
          <table:table-cell table:style-name="ce8" table:formula="of:=[Critères.B5]" office:value-type="string" office:string-value="F02" calcext:value-type="string">
            <text:p>F02</text:p>
          </table:table-cell>
          <table:table-cell table:style-name="ce14" office:value-type="string" calcext:value-type="string">
            <text:p><text:span text:style-name="T1">Chaque image porteuse d’information a-t-elle une alternative textuelle ? Et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-1" xlink:type="simple">1.1</text:a></text:span>, <text:span text:style-name="T5"><text:a xlink:href="https://www.numerique.gouv.fr/publications/rgaa-accessibilite/methode-rgaa/criteres/#crit-1-3" xlink:type="simple">1.3</text:a></text:span></text:p>
          </table:table-cell>
          <table:table-cell table:style-name="ce25" table:formula="of:=[Critères.E5]" office:value-type="string" office:string-value="– Web Developer Toolbar : « Display alt attributes »&#10;– Assistant RGAA" calcext:value-type="string">
            <text:p>– Web Developer Toolbar : « Display alt attributes »</text:p>
            <text:p>– 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7"/>
          <table:table-cell table:style-name="ce8" table:formula="of:=[Critères.B6]" office:value-type="string" office:string-value="F03" calcext:value-type="string">
            <text:p>F03</text:p>
          </table:table-cell>
          <table:table-cell table:style-name="ce14" office:value-type="string" calcext:value-type="string">
            <text:p><text:span text:style-name="T1">Chaque CAPTCHA est-il correctement accessible ?</text:span> (alternative de l’image, présence d’une solution d’accès alternatif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-4" xlink:type="simple">1.4</text:a></text:span>, <text:span text:style-name="T5"><text:a xlink:href="https://www.numerique.gouv.fr/publications/rgaa-accessibilite/methode-rgaa/criteres/#crit-1-5" xlink:type="simple">1.5</text:a></text:span></text:p>
          </table:table-cell>
          <table:table-cell table:style-name="ce25" table:formula="of:=[Critères.E6]" office:value-type="string" office:string-value="Vérification manuelle" calcext:value-type="string">
            <text:p>Vérification manuelle</text:p>
          </table:table-cell>
          <table:table-cell table:style-name="ce28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7]" office:value-type="string" office:string-value="F04" calcext:value-type="string">
            <text:p>F04</text:p>
          </table:table-cell>
          <table:table-cell table:style-name="ce14" office:value-type="string" calcext:value-type="string">
            <text:p><text:span text:style-name="T1">Chaque image porteuse d’information a-t-elle, si nécessaire, une description détaillée ? Est-elle pertinente ?</text:span></text:p>
            <text:p><text:span text:style-name="T2">(a minima &lt;img&gt; et &lt;svg&gt;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-6" xlink:type="simple">1.6</text:a></text:span>, <text:span text:style-name="T5"><text:a xlink:href="https://www.numerique.gouv.fr/publications/rgaa-accessibilite/methode-rgaa/criteres/#crit-1-7" xlink:type="simple">1.7</text:a></text:span></text:p>
          </table:table-cell>
          <table:table-cell table:style-name="ce25" table:formula="of:=[Critères.E7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7" table:formula="of:=[Critères.A8]" office:value-type="string" office:string-value="Cadres" calcext:value-type="string">
            <text:p>Cadres</text:p>
          </table:table-cell>
          <table:table-cell table:style-name="ce8" table:formula="of:=[Critères.B8]" office:value-type="string" office:string-value="F05" calcext:value-type="string">
            <text:p>F05</text:p>
          </table:table-cell>
          <table:table-cell table:style-name="ce14" office:value-type="string" calcext:value-type="string">
            <text:p><text:span text:style-name="T1">Chaque cadre a-t-il un titre de cadre ? Est-il pertinent ?</text:span></text:p>
            <text:p>(notamment &lt;iframe&gt;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2-1" xlink:type="simple">2.1</text:a></text:span>, <text:span text:style-name="T5"><text:a xlink:href="https://www.numerique.gouv.fr/publications/rgaa-accessibilite/methode-rgaa/criteres/#crit-2-2" xlink:type="simple">2.2</text:a></text:span></text:p>
          </table:table-cell>
          <table:table-cell table:style-name="ce25" table:formula="of:=[Critères.E8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7" table:formula="of:=[Critères.A9]" office:value-type="string" office:string-value="Couleurs" calcext:value-type="string" table:number-columns-spanned="1" table:number-rows-spanned="2">
            <text:p>Couleurs</text:p>
          </table:table-cell>
          <table:table-cell table:style-name="ce8" table:formula="of:=[Critères.B9]" office:value-type="string" office:string-value="F06" calcext:value-type="string">
            <text:p>F06</text:p>
          </table:table-cell>
          <table:table-cell table:style-name="ce15" office:value-type="string" calcext:value-type="string">
            <text:p>Dans chaque page web, l’information ne doit pas être donnée uniquement par la couleur. Cette règle est-elle respectée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3-1" xlink:type="simple">3.1</text:a></text:span></text:p>
          </table:table-cell>
          <table:table-cell table:style-name="ce25" table:formula="of:=[Critères.E9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7"/>
          <table:table-cell table:style-name="ce8" table:formula="of:=[Critères.B10]" office:value-type="string" office:string-value="F07" calcext:value-type="string">
            <text:p>F07</text:p>
          </table:table-cell>
          <table:table-cell table:style-name="ce15" office:value-type="string" calcext:value-type="string">
            <text:p>Dans chaque page web, le contraste entre la couleur du texte et la couleur de son arrière-plan est-il suffisamment élevé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3-2" xlink:type="simple">3.2</text:a></text:span></text:p>
          </table:table-cell>
          <table:table-cell table:style-name="ce25" table:formula="of:=[Critères.E10]" office:value-type="string" office:string-value="– WCAG – Contrast checker&#10;– Outil d’accessibilité de Firefox&#10;– Colour Contrast Analyser" calcext:value-type="string">
            <text:p>– WCAG – Contrast checker</text:p>
            <text:p>– Outil d’accessibilité de Firefox</text:p>
            <text:p>– Colour Contrast Analyser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table-cell table:style-name="ce7" table:formula="of:=[Critères.A11]" office:value-type="string" office:string-value="Multimédia" calcext:value-type="string" table:number-columns-spanned="1" table:number-rows-spanned="4">
            <text:p>Multimédia</text:p>
          </table:table-cell>
          <table:table-cell table:style-name="ce8" table:formula="of:=[Critères.B11]" office:value-type="string" office:string-value="F08" calcext:value-type="string">
            <text:p>F08</text:p>
          </table:table-cell>
          <table:table-cell table:style-name="ce14" office:value-type="string" calcext:value-type="string">
            <text:p><text:span text:style-name="T1">Chaque média temporel pré-enregistré a-t-il, si nécessaire, une transcription textuelle ou une audiodescription (hors cas particuliers) ? Sont-elles pertinentes ?</text:span></text:p>
            <text:p>(Vidéo, podcast…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1" xlink:type="simple">4.1</text:a></text:span>, <text:span text:style-name="T5"><text:a xlink:href="https://www.numerique.gouv.fr/publications/rgaa-accessibilite/methode-rgaa/criteres/#crit-4-2" xlink:type="simple">4.2</text:a></text:span></text:p>
          </table:table-cell>
          <table:table-cell table:style-name="ce25" table:formula="of:=[Critères.E11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12]" office:value-type="string" office:string-value="F09" calcext:value-type="string">
            <text:p>F09</text:p>
          </table:table-cell>
          <table:table-cell table:style-name="ce14" office:value-type="string" calcext:value-type="string">
            <text:p><text:span text:style-name="T1">Chaque média temporel synchronisé pré-enregistré a-t-il, si nécessaire, des sous-titres synchronisés (hors cas particuliers) ? Sont-ils pertinents ?</text:span></text:p>
            <text:p><text:span text:style-name="T2">(Vidéo, podcast…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3" xlink:type="simple">4.3</text:a></text:span>, <text:span text:style-name="T5"><text:a xlink:href="https://www.numerique.gouv.fr/publications/rgaa-accessibilite/methode-rgaa/criteres/#crit-4-4" xlink:type="simple">4.4</text:a></text:span></text:p>
          </table:table-cell>
          <table:table-cell table:style-name="ce25" table:formula="of:=[Critères.E12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covered-table-cell table:style-name="ce7"/>
          <table:table-cell table:style-name="ce8" table:formula="of:=[Critères.B13]" office:value-type="string" office:string-value="F10" calcext:value-type="string">
            <text:p>F10</text:p>
          </table:table-cell>
          <table:table-cell table:style-name="ce14" office:value-type="string" calcext:value-type="string">
            <text:p><text:span text:style-name="T1">Chaque média non temporel a-t-il, si nécessaire, une alternative (hors cas particuliers) ? Est-elle pertinente ?</text:span></text:p>
            <text:p>(médias hors scripts ou images simples : canvas (diaporama comme Prezi, par exemple), SVG, Flash, Java, Silverlight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8" xlink:type="simple">4.8</text:a></text:span>, <text:span text:style-name="T5"><text:a xlink:href="https://www.numerique.gouv.fr/publications/rgaa-accessibilite/methode-rgaa/criteres/#crit-4-9" xlink:type="simple">4.9</text:a></text:span></text:p>
          </table:table-cell>
          <table:table-cell table:style-name="ce25" table:formula="of:=[Critères.E13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7"/>
          <table:table-cell table:style-name="ce8" table:formula="of:=[Critères.B14]" office:value-type="string" office:string-value="F11" calcext:value-type="string">
            <text:p>F11</text:p>
          </table:table-cell>
          <table:table-cell table:style-name="ce15" office:value-type="string" calcext:value-type="string">
            <text:p>Chaque son déclenché automatiquement est-il contrôlable par l’utilisateur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4-10" xlink:type="simple">4.10</text:a></text:span></text:p>
          </table:table-cell>
          <table:table-cell table:style-name="ce25" table:formula="of:=[Critères.E14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8">
          <table:table-cell table:style-name="ce7" table:formula="of:=[Critères.A15]" office:value-type="string" office:string-value="Multimédia, Scripts, Présentation, Navigation" calcext:value-type="string">
            <text:p>Multimédia, Scripts, Présentation, Navigation</text:p>
          </table:table-cell>
          <table:table-cell table:style-name="ce8" table:formula="of:=[Critères.B15]" office:value-type="string" office:string-value="F12" calcext:value-type="string">
            <text:p>F12</text:p>
          </table:table-cell>
          <table:table-cell table:style-name="ce14" office:value-type="string" calcext:value-type="string">
            <text:p><text:span text:style-name="T1">La navigation clavier est-elle opérationnelle ?</text:span></text:p>
            <text:p>– Chaque élément fonctionnant à la souris fonctionne aussi au clavier ;</text:p>
            <text:p>– Absence de piège au clavier ;</text:p>
            <text:p>– Ordre de tabulation cohérent ;</text:p>
            <text:p>– Visibilité de la prise de focus.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4-11" xlink:type="simple">4.11</text:a></text:span>, <text:span text:style-name="T5"><text:a xlink:href="https://www.numerique.gouv.fr/publications/rgaa-accessibilite/methode-rgaa/criteres/#crit-4-12" xlink:type="simple">4.12</text:a></text:span>, <text:span text:style-name="T5"><text:a xlink:href="https://www.numerique.gouv.fr/publications/rgaa-accessibilite/methode-rgaa/criteres/#crit-7-3" xlink:type="simple">7.3</text:a></text:span>, <text:span text:style-name="T5"><text:a xlink:href="https://www.numerique.gouv.fr/publications/rgaa-accessibilite/methode-rgaa/criteres/#crit-10-7" xlink:type="simple">10.7</text:a></text:span>, <text:span text:style-name="T5"><text:a xlink:href="https://www.numerique.gouv.fr/publications/rgaa-accessibilite/methode-rgaa/criteres/#crit-10-14" xlink:type="simple">10.14</text:a></text:span>, <text:span text:style-name="T5"><text:a xlink:href="https://www.numerique.gouv.fr/publications/rgaa-accessibilite/methode-rgaa/criteres/#crit-12-8" xlink:type="simple">12.8</text:a></text:span>, <text:span text:style-name="T5"><text:a xlink:href="https://www.numerique.gouv.fr/publications/rgaa-accessibilite/methode-rgaa/criteres/#crit-12-9" xlink:type="simple">12.9</text:a></text:span>, <text:span text:style-name="T5"><text:a xlink:href="https://www.numerique.gouv.fr/publications/rgaa-accessibilite/methode-rgaa/criteres/#crit-12-11" xlink:type="simple">12.11</text:a></text:span></text:p>
          </table:table-cell>
          <table:table-cell table:style-name="ce25" table:formula="of:=[Critères.E15]" office:value-type="string" office:string-value="Touche tabulation du clavier sur Firefox" calcext:value-type="string">
            <text:p>Touche tabulation du clavier sur Firefox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table-cell table:style-name="ce7" table:formula="of:=[Critères.A16]" office:value-type="string" office:string-value="Tableaux" calcext:value-type="string" table:number-columns-spanned="1" table:number-rows-spanned="2">
            <text:p>Tableaux</text:p>
          </table:table-cell>
          <table:table-cell table:style-name="ce8" table:formula="of:=[Critères.B16]" office:value-type="string" office:string-value="F13" calcext:value-type="string">
            <text:p>F13</text:p>
          </table:table-cell>
          <table:table-cell table:style-name="ce14" office:value-type="string" calcext:value-type="string">
            <text:p><text:span text:style-name="T1">Pour chaque tableau de données, chaque en-tête de colonnes et chaque en-tête de lignes sont-ils correctement déclarés ?</text:span></text:p>
            <text:p><text:span text:style-name="T3">(généralement usage de &lt;th&gt;)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5-6" xlink:type="simple">5.6</text:a></text:span></text:p>
          </table:table-cell>
          <table:table-cell table:style-name="ce25" table:formula="of:=[Critères.E16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17]" office:value-type="string" office:string-value="F14" calcext:value-type="string">
            <text:p>F14</text:p>
          </table:table-cell>
          <table:table-cell table:style-name="ce14" office:value-type="string" calcext:value-type="string">
            <text:p><text:span text:style-name="T1">Pour chaque tableau de données, la technique appropriée permettant d’associer chaque cellule avec ses en-têtes est-elle utilisée (hors cas particuliers) ?</text:span></text:p>
            <text:p>(généralement attribut scope ou couple id/headers)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5-7" xlink:type="simple">5.7</text:a></text:span></text:p>
          </table:table-cell>
          <table:table-cell table:style-name="ce25" table:formula="of:=[Critères.E17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7" table:formula="of:=[Critères.A18]" office:value-type="string" office:string-value="Liens" calcext:value-type="string" table:number-columns-spanned="1" table:number-rows-spanned="2">
            <text:p>Liens</text:p>
          </table:table-cell>
          <table:table-cell table:style-name="ce8" table:formula="of:=[Critères.B18]" office:value-type="string" office:string-value="F15" calcext:value-type="string">
            <text:p>F15</text:p>
          </table:table-cell>
          <table:table-cell table:style-name="ce15" office:value-type="string" calcext:value-type="string">
            <text:p>Chaque lien est-il explicite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6-1" xlink:type="simple">6.1</text:a></text:span></text:p>
          </table:table-cell>
          <table:table-cell table:style-name="ce25" table:formula="of:=[Critères.E18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7"/>
          <table:table-cell table:style-name="ce8" table:formula="of:=[Critères.B19]" office:value-type="string" office:string-value="F16" calcext:value-type="string">
            <text:p>F16</text:p>
          </table:table-cell>
          <table:table-cell table:style-name="ce14" office:value-type="string" calcext:value-type="string">
            <text:p><text:span text:style-name="T1">Dans chaque page web, chaque lien a-t-il un intitulé ?</text:span></text:p>
            <text:p>(texte présent entre &lt;a&gt; et &lt;/a&gt;)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6-2" xlink:type="simple">6.2</text:a></text:span></text:p>
          </table:table-cell>
          <table:table-cell table:style-name="ce25" table:formula="of:=[Critères.E19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9">
          <table:table-cell table:style-name="ce7" table:formula="of:=[Critères.A20]" office:value-type="string" office:string-value="Éléments obligatoires" calcext:value-type="string" table:number-columns-spanned="1" table:number-rows-spanned="3">
            <text:p>Éléments obligatoires</text:p>
          </table:table-cell>
          <table:table-cell table:style-name="ce8" table:formula="of:=[Critères.B20]" office:value-type="string" office:string-value="F17" calcext:value-type="string">
            <text:p>F17</text:p>
          </table:table-cell>
          <table:table-cell table:style-name="ce15" office:value-type="string" calcext:value-type="string">
            <text:p>Chaque page web est-elle définie par un type de document ?</text:p>
            <text:p>Pour chaque page web, le code source généré est-il valide selon le type de document spécifié (hors cas particuliers) ?</text:p>
            <text:p><text:span text:style-name="T3">– Les balises, attributs et valeurs d’attributs respectent les règles d’écriture ;</text:span></text:p>
            <text:p><text:span text:style-name="T3">– L’imbrication des balises est conforme ;</text:span></text:p>
            <text:p><text:span text:style-name="T3">– L’ouverture et la fermeture des balises sont conformes ;</text:span></text:p>
            <text:p><text:span text:style-name="T3">– Les valeurs d’attribut id sont uniques dans la page ;</text:span></text:p>
            <text:p><text:span text:style-name="T3">– Les attributs ne sont pas doublés sur un même élément.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8-1" xlink:type="simple">8.1</text:a></text:span>, <text:span text:style-name="T5"><text:a xlink:href="https://www.numerique.gouv.fr/publications/rgaa-accessibilite/methode-rgaa/criteres/#crit-8-2" xlink:type="simple">8.2</text:a></text:span></text:p>
          </table:table-cell>
          <table:table-cell table:style-name="ce25" table:formula="of:=[Critères.E20]" office:value-type="string" office:string-value="Validateur HTML" calcext:value-type="string">
            <text:p>Validateur HTML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7"/>
          <table:table-cell table:style-name="ce8" table:formula="of:=[Critères.B21]" office:value-type="string" office:string-value="F18" calcext:value-type="string">
            <text:p>F18</text:p>
          </table:table-cell>
          <table:table-cell table:style-name="ce14" office:value-type="string" calcext:value-type="string">
            <text:p><text:span text:style-name="T1">Dans chaque page web, la langue par défaut est-elle présente ? Le code de langue est-il pertinent ?</text:span></text:p>
            <text:p>(généralement attribut lang sur l’élément &lt;html&gt;)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8-3" xlink:type="simple">8.3</text:a></text:span>, <text:span text:style-name="T5"><text:a xlink:href="https://www.numerique.gouv.fr/publications/rgaa-accessibilite/methode-rgaa/criteres/#crit-8-4" xlink:type="simple">8.4</text:a></text:span></text:p>
          </table:table-cell>
          <table:table-cell table:style-name="ce25" table:formula="of:=[Critères.E21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7"/>
          <table:table-cell table:style-name="ce8" table:formula="of:=[Critères.B22]" office:value-type="string" office:string-value="F19" calcext:value-type="string">
            <text:p>F19</text:p>
          </table:table-cell>
          <table:table-cell table:style-name="ce15" office:value-type="string" calcext:value-type="string">
            <text:p>Chaque page web a-t-elle un titre de page ? Est-il pertinent ?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8-5" xlink:type="simple">8.5</text:a></text:span>, <text:span text:style-name="T5"><text:a xlink:href="https://www.numerique.gouv.fr/publications/rgaa-accessibilite/methode-rgaa/criteres/#crit-8-6" xlink:type="simple">8.6</text:a></text:span></text:p>
          </table:table-cell>
          <table:table-cell table:style-name="ce25" table:formula="of:=[Critères.E22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table-cell table:style-name="ce7" table:formula="of:=[Critères.A23]" office:value-type="string" office:string-value="Structuration" calcext:value-type="string" table:number-columns-spanned="1" table:number-rows-spanned="2">
            <text:p>Structuration</text:p>
          </table:table-cell>
          <table:table-cell table:style-name="ce8" table:formula="of:=[Critères.B23]" office:value-type="string" office:string-value="F20" calcext:value-type="string">
            <text:p>F20</text:p>
          </table:table-cell>
          <table:table-cell table:style-name="ce14" office:value-type="string" calcext:value-type="string">
            <text:p><text:span text:style-name="T1">Dans chaque page web, l’information est-elle structurée par l’utilisation appropriée de titres ?</text:span></text:p>
            <text:p>– Hiérarchie pertinente ;</text:p>
            <text:p>– Contenu des titres pertinent ;</text:p>
            <text:p>– Texte ressemblant à un titre balisé comme tel.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9-1" xlink:type="simple">9.1</text:a></text:span></text:p>
          </table:table-cell>
          <table:table-cell table:style-name="ce25" table:formula="of:=[Critères.E23]" office:value-type="string" office:string-value="HeadingsMap" calcext:value-type="string">
            <text:p>HeadingsMap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24]" office:value-type="string" office:string-value="F21" calcext:value-type="string">
            <text:p>F21</text:p>
          </table:table-cell>
          <table:table-cell table:style-name="ce15" office:value-type="string" calcext:value-type="string">
            <text:p>Dans chaque page web, la structure du document est-elle cohérente (hors cas particuliers) ?</text:p>
            <text:p><text:span text:style-name="T3">(éléments &lt;header&gt;, &lt;nav&gt;, &lt;main&gt; visible unique, &lt;footer&gt;)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9-2" xlink:type="simple">9.2</text:a></text:span></text:p>
          </table:table-cell>
          <table:table-cell table:style-name="ce25" table:formula="of:=[Critères.E24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7" table:formula="of:=[Critères.A25]" office:value-type="string" office:string-value="Présentation" calcext:value-type="string" table:number-columns-spanned="1" table:number-rows-spanned="4">
            <text:p>Présentation</text:p>
          </table:table-cell>
          <table:table-cell table:style-name="ce8" table:formula="of:=[Critères.B25]" office:value-type="string" office:string-value="F22" calcext:value-type="string">
            <text:p>F22</text:p>
          </table:table-cell>
          <table:table-cell table:style-name="ce15" office:value-type="string" calcext:value-type="string">
            <text:p>Pour chaque page web, les contenus cachés ont-ils vocation à être ignorés par les technologies d’assistance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0-8" xlink:type="simple">10.8</text:a></text:span></text:p>
          </table:table-cell>
          <table:table-cell table:style-name="ce25" table:formula="of:=[Critères.E25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26]" office:value-type="string" office:string-value="F23" calcext:value-type="string">
            <text:p>F23</text:p>
          </table:table-cell>
          <table:table-cell table:style-name="ce15" office:value-type="string" calcext:value-type="string">
            <text:p>Dans chaque page web, l’information ne doit pas être donnée uniquement par la forme, taille ou position. Cette règle est-elle respectée et implémentée de façon pertinente ?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0-9" xlink:type="simple">10.9</text:a></text:span>, <text:span text:style-name="T5"><text:a xlink:href="https://www.numerique.gouv.fr/publications/rgaa-accessibilite/methode-rgaa/criteres/#crit-10-10" xlink:type="simple">10.10</text:a></text:span></text:p>
          </table:table-cell>
          <table:table-cell table:style-name="ce25" table:formula="of:=[Critères.E26]" office:value-type="string" office:string-value="Vérification manuelle + lecture du contenu" calcext:value-type="string">
            <text:p>Vérification manuelle + lecture du contenu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covered-table-cell table:style-name="ce7"/>
          <table:table-cell table:style-name="ce8" table:formula="of:=[Critères.B27]" office:value-type="string" office:string-value="F24" calcext:value-type="string">
            <text:p>F24</text:p>
          </table:table-cell>
          <table:table-cell table:style-name="ce15" office:value-type="string" calcext:value-type="string">
            <text:p>Pour chaque page web, les contenus peuvent-ils être présentés sans perte d’information et sans avoir recours à un défilement horizontal pour une fenêtre ayant une largeur de 320px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0-11" xlink:type="simple">10.11</text:a></text:span></text:p>
          </table:table-cell>
          <table:table-cell table:style-name="ce25" table:formula="of:=[Critères.E27]" office:value-type="string" office:string-value="Vue adaptative du navigateur - Comparaison entre 2 onglets" calcext:value-type="string">
            <text:p>Vue adaptative du navigateur - Comparaison entre 2 onglets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28]" office:value-type="string" office:string-value="F25" calcext:value-type="string">
            <text:p>F25</text:p>
          </table:table-cell>
          <table:table-cell table:style-name="ce15" office:value-type="string" calcext:value-type="string">
            <text:p>Dans chaque page web, les propriétés d’espacement du texte peuvent-elles être redéfinies par l’utilisateur sans perte de contenu ou de fonctionnalité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0-12" xlink:type="simple">10.12</text:a></text:span></text:p>
          </table:table-cell>
          <table:table-cell table:style-name="ce25" table:formula="of:=[Critères.E28]" office:value-type="string" office:string-value="Stylus (avec feuille de style pour tester l'espacement des caractères)" calcext:value-type="string">
            <text:p>Stylus (avec feuille de style pour tester l'espacement des caractères)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table-cell table:style-name="ce7" table:formula="of:=[Critères.A29]" office:value-type="string" office:string-value="Formulaires" calcext:value-type="string" table:number-columns-spanned="1" table:number-rows-spanned="5">
            <text:p>Formulaires</text:p>
          </table:table-cell>
          <table:table-cell table:style-name="ce8" table:formula="of:=[Critères.B29]" office:value-type="string" office:string-value="F26" calcext:value-type="string">
            <text:p>F26</text:p>
          </table:table-cell>
          <table:table-cell table:style-name="ce15" office:value-type="string" calcext:value-type="string">
            <text:p>Chaque champ de formulaire a-t-il une étiquette ? Est-elle pertinente ?</text:p>
            <text:p><text:span text:style-name="T3">(généralement &lt;label&gt; avec attribut for + id sur le champ. Attention particulière si usage aria-label ou aria-labelledby)</text:span>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1-1" xlink:type="simple">11.1</text:a></text:span>, <text:span text:style-name="T5"><text:a xlink:href="https://www.numerique.gouv.fr/publications/rgaa-accessibilite/methode-rgaa/criteres/#crit-11-2" xlink:type="simple">11.2</text:a></text:span></text:p>
          </table:table-cell>
          <table:table-cell table:style-name="ce25" table:formula="of:=[Critères.E29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covered-table-cell table:style-name="ce7"/>
          <table:table-cell table:style-name="ce8" table:formula="of:=[Critères.B30]" office:value-type="string" office:string-value="F27" calcext:value-type="string">
            <text:p>F27</text:p>
          </table:table-cell>
          <table:table-cell table:style-name="ce15" office:value-type="string" calcext:value-type="string">
            <text:p>Dans chaque formulaire, chaque étiquette de champ et son champ associé sont-ils accolés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1-4" xlink:type="simple">11.4</text:a></text:span></text:p>
          </table:table-cell>
          <table:table-cell table:style-name="ce25" table:formula="of:=[Critères.E30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6">
          <table:covered-table-cell table:style-name="ce7"/>
          <table:table-cell table:style-name="ce8" table:formula="of:=[Critères.B31]" office:value-type="string" office:string-value="F28" calcext:value-type="string">
            <text:p>F28</text:p>
          </table:table-cell>
          <table:table-cell table:style-name="ce15" office:value-type="string" calcext:value-type="string">
            <text:p>Dans chaque formulaire, les champs de même nature sont-ils regroupés, si nécessaire ? </text:p>
            <text:p>Le regroupement a-t-il une légende ? Est-elle pertinente ?</text:p>
          </table:table-cell>
          <table:table-cell table:style-name="ce12" office:value-type="string" calcext:value-type="string">
            <text:p><text:span text:style-name="T5"><text:a xlink:href="https://www.numerique.gouv.fr/publications/rgaa-accessibilite/methode-rgaa/criteres/#crit-11-5" xlink:type="simple">11.5</text:a></text:span>, <text:span text:style-name="T5"><text:a xlink:href="https://www.numerique.gouv.fr/publications/rgaa-accessibilite/methode-rgaa/criteres/#crit-11-6" xlink:type="simple">11.6</text:a></text:span>, <text:span text:style-name="T5"><text:a xlink:href="https://www.numerique.gouv.fr/publications/rgaa-accessibilite/methode-rgaa/criteres/#crit-11-7" xlink:type="simple">11.7</text:a></text:span></text:p>
          </table:table-cell>
          <table:table-cell table:style-name="ce25" table:formula="of:=[Critères.E31]" office:value-type="string" office:string-value="Assistant RGAA" calcext:value-type="string">
            <text:p>Assistant RGAA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7"/>
          <table:table-cell table:style-name="ce8" table:formula="of:=[Critères.B32]" office:value-type="string" office:string-value="F29" calcext:value-type="string">
            <text:p>F29</text:p>
          </table:table-cell>
          <table:table-cell table:style-name="ce15" office:value-type="string" calcext:value-type="string">
            <text:p>Dans chaque formulaire, l’intitulé de chaque bouton est-il pertinent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1-9" xlink:type="simple">11.9</text:a></text:span></text:p>
          </table:table-cell>
          <table:table-cell table:style-name="ce25" table:formula="of:=[Critères.E32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0">
          <table:covered-table-cell table:style-name="ce7"/>
          <table:table-cell table:style-name="ce8" table:formula="of:=[Critères.B33]" office:value-type="string" office:string-value="F30" calcext:value-type="string">
            <text:p>F30</text:p>
          </table:table-cell>
          <table:table-cell table:style-name="ce15" office:value-type="string" calcext:value-type="string">
            <text:p>Dans chaque formulaire, le contrôle de saisie est-il utilisé de manière pertinente (hors cas particuliers) ?</text:p>
            <text:p><text:span text:style-name="T3">– Champs obligatoires indiqués</text:span></text:p>
            <text:p><text:span text:style-name="T3">– Messages d’erreur pour l’absence de saisie d’un champ obligatoire</text:span></text:p>
            <text:p><text:span text:style-name="T3">– Instructions et indications du type de données et/ou de format obligatoires visible et hors placeholder</text:span></text:p>
            <text:p><text:span text:style-name="T3">– Messages d’erreurs fournissant une instruction ou une indication du type de données et/ou de format obligatoire des champs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1-10" xlink:type="simple">11.10</text:a></text:span></text:p>
          </table:table-cell>
          <table:table-cell table:style-name="ce25" table:formula="of:=[Critères.E33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5">
          <table:table-cell table:style-name="ce7" table:formula="of:=[Critères.A34]" office:value-type="string" office:string-value="Navigation" calcext:value-type="string">
            <text:p>Navigation</text:p>
          </table:table-cell>
          <table:table-cell table:style-name="ce8" table:formula="of:=[Critères.B34]" office:value-type="string" office:string-value="F31" calcext:value-type="string">
            <text:p>F31</text:p>
          </table:table-cell>
          <table:table-cell table:style-name="ce15" office:value-type="string" calcext:value-type="string">
            <text:p>Dans chaque page web, un lien d’évitement ou d’accès rapide à la zone de contenu principal est-il présent (hors cas particuliers) ?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2-7" xlink:type="simple">12.7</text:a></text:span></text:p>
          </table:table-cell>
          <table:table-cell table:style-name="ce25" table:formula="of:=[Critères.E34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7">
          <table:table-cell table:style-name="ce7" table:formula="of:=[Critères.A35]" office:value-type="string" office:string-value="Consultation" calcext:value-type="string" table:number-columns-spanned="1" table:number-rows-spanned="3">
            <text:p>Consultation</text:p>
          </table:table-cell>
          <table:table-cell table:style-name="ce8" table:formula="of:=[Critères.B35]" office:value-type="string" office:string-value="F32" calcext:value-type="string">
            <text:p>F32</text:p>
          </table:table-cell>
          <table:table-cell table:style-name="ce15" office:value-type="string" calcext:value-type="string">
            <text:p>Pour chaque page web, l’utilisateur a-t-il le contrôle de chaque limite de temps modifiant le contenu (hors cas particuliers) ?</text:p>
            <text:p><text:span text:style-name="T3">(expiration de session, rafraîchissement de page/contenu automatique, redirection non immédiate)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3-1" xlink:type="simple">13.1</text:a></text:span></text:p>
          </table:table-cell>
          <table:table-cell table:style-name="ce25" table:formula="of:=[Critères.E35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1">
          <table:covered-table-cell table:style-name="ce7"/>
          <table:table-cell table:style-name="ce8" table:formula="of:=[Critères.B36]" office:value-type="string" office:string-value="F33" calcext:value-type="string">
            <text:p>F33</text:p>
          </table:table-cell>
          <table:table-cell table:style-name="ce15" office:value-type="string" calcext:value-type="string">
            <text:p>Dans chaque page web, les changements brusques de luminosité ou les effets de flash sont-ils correctement utilisés ?</text:p>
            <text:p><text:span text:style-name="T3">(image, multimédia, script, CSS)</text:span></text:p>
            <text:p><text:span text:style-name="T3">– La fréquence de l’effet est inférieure à 3 par seconde ;</text:span></text:p>
            <text:p><text:span text:style-name="T3">– La surface totale cumulée des effets est inférieure ou égale à 21824 pixels.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3-7" xlink:type="simple">13.7</text:a></text:span></text:p>
          </table:table-cell>
          <table:table-cell table:style-name="ce25" table:formula="of:=[Critères.E36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12">
          <table:covered-table-cell table:style-name="ce7"/>
          <table:table-cell table:style-name="ce8" table:formula="of:=[Critères.B37]" office:value-type="string" office:string-value="F34" calcext:value-type="string">
            <text:p>F34</text:p>
          </table:table-cell>
          <table:table-cell table:style-name="ce15" office:value-type="string" calcext:value-type="string">
            <text:p>Dans chaque page web, chaque contenu en mouvement ou clignotant est-il contrôlable par l’utilisateur ?</text:p>
            <text:p><text:span text:style-name="T3">– La durée du mouvement est inférieure ou égale à 5 secondes ;</text:span></text:p>
            <text:p><text:span text:style-name="T3">– ou L’utilisateur peut arrêter et relancer le mouvement ;</text:span></text:p>
            <text:p><text:span text:style-name="T4">– ou </text:span><text:span text:style-name="T3">L’utilisateur peut afficher et masquer le contenu en mouvement ;</text:span></text:p>
            <text:p><text:span text:style-name="T4">– ou </text:span><text:span text:style-name="T3">L’utilisateur peut afficher la totalité de l’information sans le mouvement.</text:span></text:p>
          </table:table-cell>
          <table:table-cell table:style-name="ce17" office:value-type="string" calcext:value-type="string">
            <text:p><text:span text:style-name="T5"><text:a xlink:href="https://www.numerique.gouv.fr/publications/rgaa-accessibilite/methode-rgaa/criteres/#crit-13-8" xlink:type="simple">13.8</text:a></text:span></text:p>
          </table:table-cell>
          <table:table-cell table:style-name="ce25" table:formula="of:=[Critères.E37]" office:value-type="string" office:string-value="Vérification manuelle" calcext:value-type="string">
            <text:p>Vérification manuelle</text:p>
          </table:table-cell>
          <table:table-cell table:style-name="ce27" table:content-validation-name="val1" office:value-type="string" calcext:value-type="string">
            <text:p>NT</text:p>
          </table:table-cell>
          <table:table-cell table:style-name="ce9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01.F4:P01.F37">
            <calcext:condition calcext:apply-style-name="cf1" calcext:value="=&quot;C&quot;" calcext:base-cell-address="P01.F4"/>
            <calcext:condition calcext:apply-style-name="cf5" calcext:value="=&quot;NC&quot;" calcext:base-cell-address="P01.F4"/>
            <calcext:condition calcext:apply-style-name="cf4" calcext:value="=&quot;NA&quot;" calcext:base-cell-address="P01.F4"/>
            <calcext:condition calcext:apply-style-name="cf6" calcext:value="=&quot;NT&quot;" calcext:base-cell-address="P01.F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1"/>
      <number:text> %</number:text>
    </number:number-style>
    <number:number-style style:name="N129">
      <number:text>+ </number:text>
      <number:number number:decimal-places="0" number:min-decimal-places="0" number:min-integer-digits="1"/>
      <number:text> tests AAA</number:text>
    </number:number-style>
    <number:percentage-style style:name="N130">
      <number:number number:decimal-places="0" number:min-decimal-places="0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 style:data-style-name="N100">
      <style:table-cell-properties fo:background-color="#07838b"/>
      <style:text-properties fo:color="#ffffff" fo:font-weight="bold" style:font-weight-asian="bold" style:font-weight-complex="bold"/>
    </style:style>
    <style:style style:name="cf5" style:family="table-cell" style:parent-style-name="Default" style:data-style-name="N100">
      <style:table-cell-properties fo:background-color="#de1b3e"/>
      <style:text-properties fo:color="#ffffff" fo:font-weight="bold" style:font-weight-asian="bold" style:font-weight-complex="bold"/>
    </style:style>
    <style:style style:name="cf6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f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666666" style:font-name="Liberation Sans" fo:font-family="'Liberation Sans'" style:font-family-generic="swiss" style:font-pitch="variable" fo:font-size="10pt" fo:font-weight="bold" style:font-size-asian="10pt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7:31:59.695000000</dc:date>
    <meta:editing-duration>PT5H25M18S</meta:editing-duration>
    <meta:editing-cycles>52</meta:editing-cycles>
    <meta:generator>LibreOffice/7.2.2.2$Windows_X86_64 LibreOffice_project/02b2acce88a210515b4a5bb2e46cbfb63fe97d56</meta:generator>
    <meta:document-statistic meta:table-count="5" meta:cell-count="380" meta:object-count="0"/>
  </office:meta>
</office:document-meta>
</file>